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111111" style:text-line-through-style="none" style:font-name="Times New Roman" fo:font-size="11.25pt" fo:font-style="normal" style:text-underline-style="none" fo:font-weight="bold" style:text-blinking="false" fo:background-color="transparent" style:font-weight-asian="bold" style:font-weight-complex="bold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111111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cm" fo:margin-bottom="0cm" fo:line-height="120%" style:writing-mode="lr-tb"/>
    </style:style>
    <style:style style:name="T1" style:family="text">
      <style:text-properties fo:color="#000000"/>
    </style:style>
    <style:style style:name="T2" style:family="text">
      <style:text-properties fo:color="#000000" style:text-position="super 58%"/>
    </style:style>
    <style:style style:name="T3" style:family="text">
      <style:text-properties fo:color="#000000" style:text-position="super 58%" fo:font-size="12pt" style:font-size-asian="12pt" style:font-size-complex="12pt"/>
    </style:style>
    <style:style style:name="T4" style:family="text">
      <style:text-properties fo:color="#000000" style:text-position="super 58%"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style:text-position="super 58%" fo:font-weight="normal" style:font-weight-asian="normal" style:font-weight-complex="normal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font-name="Times New Roman" fo:font-size="12pt" fo:letter-spacing="normal" fo:font-weight="normal" style:font-size-asian="12pt" style:font-weight-asian="normal" style:font-size-complex="12pt" style:font-weight-complex="normal"/>
    </style:style>
    <style:style style:name="T12" style:family="text">
      <style:text-properties fo:color="#000000" style:font-name="Times New Roman" fo:font-size="12pt" fo:letter-spacing="normal" fo:font-weight="normal" style:font-size-asian="12pt" style:font-size-complex="12pt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font-variant="normal" fo:text-transform="none" fo:color="#111111" style:text-line-through-style="none" style:text-position="super 58%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111111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111111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17" style:family="text">
      <style:text-properties fo:font-variant="normal" fo:text-transform="none" fo:color="#111111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111111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252525" style:font-name="Times New Roman" fo:font-size="12pt" fo:letter-spacing="normal" fo:font-style="normal" fo:font-weight="bold" style:font-size-asian="12pt" style:font-size-complex="12pt"/>
    </style:style>
    <style:style style:name="T21" style:family="text">
      <style:text-properties fo:font-variant="normal" fo:text-transform="none" fo:color="#252525" fo:font-size="12pt" fo:letter-spacing="normal" fo:font-weight="normal" style:font-weight-asian="normal" style:font-weight-complex="normal"/>
    </style:style>
    <style:style style:name="T22" style:family="text">
      <style:text-properties fo:font-variant="normal" fo:text-transform="none" fo:color="#252525" style:font-name="sans-serif" fo:font-size="10.5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252525" style:font-name="Times New Roman" fo:font-size="12pt" fo:letter-spacing="normal" fo:font-weight="normal" style:font-weight-asian="normal" style:font-weight-complex="normal"/>
    </style:style>
    <style:style style:name="T24" style:family="text">
      <style:text-properties fo:font-variant="normal" fo:text-transform="none" fo:color="#252525" style:font-name="Times New Roman" fo:font-size="12pt" fo:letter-spacing="normal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252525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252525" style:font-name="Times New Roman" fo:font-size="10.5pt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color="#252525" style:text-line-through-styl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252525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30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style:text-line-through-style="none" style:font-name="Arial1" fo:font-size="12pt" fo:letter-spacing="normal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 style:font-weight-asian="normal" style:font-weight-complex="normal"/>
    </style:style>
    <style:style style:name="T38" style:family="text">
      <style:text-properties fo:font-variant="normal" fo:text-transform="none" fo:color="#0b0080" style:text-line-through-style="none" style:font-name="Times New Roman" fo:font-size="10.5pt" fo:letter-spacing="normal" fo:font-style="normal" style:text-underline-style="none" fo:font-weight="normal" style:text-blinking="false" style:font-weight-asian="normal" style:font-weight-complex="normal"/>
    </style:style>
    <style:style style:name="T39" style:family="text">
      <style:text-properties fo:font-variant="normal" fo:text-transform="none" fo:color="#0b0080" style:text-line-through-styl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40" style:family="text">
      <style:text-properties style:text-position="super 58%"/>
    </style:style>
    <style:style style:name="T41" style:family="text">
      <style:text-properties style:text-position="super 58%" fo:font-size="12pt"/>
    </style:style>
    <style:style style:name="T42" style:family="text">
      <style:text-properties style:text-position="super 58%" fo:font-size="12pt" style:font-size-asian="12pt" style:font-size-complex="12pt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size="12pt"/>
    </style:style>
    <style:style style:name="T45" style:family="text">
      <style:text-properties fo:font-size="12pt" fo:font-weight="normal" style:font-weight-asian="normal" style:font-weight-complex="normal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style:font-name="Times New Roman" fo:font-size="12pt" style:font-size-asian="12pt" style:font-size-complex="12pt"/>
    </style:style>
    <style:style style:name="T48" style:family="text">
      <style:text-properties style:font-name="Times New Roman" fo:font-size="12pt" fo:font-weight="normal" style:font-weight-asian="normal" style:font-weight-complex="normal"/>
    </style:style>
    <style:style style:name="T49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0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4">1 </text:span><text:span text:style-name="T15">Lentikulární obrázek</text:span><text:span text:style-name="T16"> – Obrázek, který společně s optickou deskou tvoří iluzní představu o <text:tab/>měnicím se nebo přesouvajícím se obrázku</text:span><text:span text:style-name="T19"> v závislosti na úhlu pohledu.</text:span></text:p>
      <text:p text:style-name="P3"><text:span text:style-name="T14">2</text:span><text:span text:style-name="T15">Běžně používané formáty – </text:span><text:span text:style-name="T17">Za běžné používané formáty obrázků předpokládáme obrázky s <text:tab/>koncovkou</text:span><text:span text:style-name="T15"> png</text:span><text:span text:style-name="T17">, </text:span><text:span text:style-name="T15">tif</text:span><text:span text:style-name="T17">,</text:span><text:span text:style-name="T15"> jpg</text:span><text:span text:style-name="T17">,</text:span><text:span text:style-name="T15"> gif </text:span><text:span text:style-name="T17">a</text:span><text:span text:style-name="T15"> bmp</text:span></text:p>
      <text:p text:style-name="P3"><text:span text:style-name="T14">3</text:span><text:span text:style-name="T15">DPI - </text:span><text:span text:style-name="T20">Dots per inch </text:span><text:span text:style-name="T19">je údaj určující, kolik obrazových bodů (</text:span><text:a xlink:type="simple" xlink:href="http://cs.wikipedia.org/wiki/Pixel" text:style-name="Internet_20_link" text:visited-style-name="Visited_20_Internet_20_Link"><text:span text:style-name="T29">pixelů</text:span></text:a><text:span text:style-name="T19">) se vejde do délky jednoho <text:tab/>palce (2,54cm).</text:span><text:span text:style-name="T47"> </text:span></text:p>
      <text:p text:style-name="P3"><text:span text:style-name="T4">4</text:span><text:span text:style-name="T9">Lentikule – </text:span><text:span text:style-name="T8">jeden sloupeček optické desky, pod kterým je vždy jeden sloupeček ze včech <text:tab/>vstupních obrázků.</text:span></text:p>
      <text:p text:style-name="P1"><text:span text:style-name="T3">5</text:span><text:span text:style-name="T6">Interpolační algoritmus – </text:span><text:span text:style-name="T7">metoda sloužící k nalezení přibližné barevné hodnoty neznámého <text:tab/>pixelu z okolních známých pixelů, například při zvětšování nebo zmenšování obrázku.</text:span></text:p>
      <text:p text:style-name="P2"><text:span text:style-name="T2">6</text:span><text:span text:style-name="T1">Pasovací značka </text:span><text:span text:style-name="T7">- </text:span><text:span text:style-name="T13">Pomocné čáry, které pomáhají při usazení optické desky na lentikulární <text:tab/>obrázek.</text:span></text:p>
      <text:p text:style-name="P1"><text:span text:style-name="T42">7</text:span><text:span text:style-name="T46">Bitmapová reprezentace obrázku - </text:span><text:span text:style-name="T12">obrázek <text:s/>se rozdělí na jednotlivá políčka. Každé políčko má <text:tab/>nějakou barvu a jas. V bitmapovém souboru jsou potom uloženy informace o každém z <text:tab/>těchto políček.</text:span></text:p>
      <text:p text:style-name="P1"><text:span text:style-name="T42">8</text:span><text:span text:style-name="T46">DLL knihovna –</text:span><text:span text:style-name="T47"> </text:span><text:span text:style-name="T11">implementace konceptu sdílených knihoven společnosti Microsoft pro operační <text:tab/>systém Microsoft Windows</text:span><text:span text:style-name="T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1$Win32 OpenOffice.org_project/411m6$Build-9775</meta:generator>
    <dc:date>2015-03-23T12:30:00.77</dc:date>
    <meta:document-statistic meta:table-count="0" meta:image-count="0" meta:object-count="0" meta:page-count="1" meta:paragraph-count="8" meta:word-count="158" meta:character-count="1088"/>
    <dc:creator>albl jan</dc:creator>
    <meta:user-defined meta:name="Info 1"/>
    <meta:user-defined meta:name="Info 2"/>
    <meta:user-defined meta:name="Info 3"/>
    <meta:user-defined meta:name="Info 4"/>
  </office:meta>
</office:document-meta>
</file>